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line-height="200%" fo:text-align="justify" style:justify-single-word="false"/>
      <style:text-properties fo:font-style="normal" fo:font-weight="normal" officeooo:paragraph-rsid="004e14c4" style:font-style-asian="normal" style:font-weight-asian="normal" style:font-style-complex="normal" style:font-weight-complex="normal"/>
    </style:style>
    <style:style style:name="P2" style:family="paragraph" style:parent-style-name="Text_20_body">
      <style:paragraph-properties fo:line-height="200%" fo:text-align="justify" style:justify-single-word="false"/>
      <style:text-properties fo:font-style="normal" fo:font-weight="normal" officeooo:paragraph-rsid="004e14c4" style:font-style-asian="normal" style:font-weight-asian="normal" style:font-style-complex="normal" style:font-weight-complex="normal"/>
    </style:style>
    <style:style style:name="P3" style:family="paragraph" style:parent-style-name="Text_20_body">
      <style:paragraph-properties fo:line-height="200%" fo:text-align="justify" style:justify-single-word="false"/>
      <style:text-properties fo:font-style="normal" fo:font-weight="normal" officeooo:paragraph-rsid="001cda9d" style:font-style-asian="normal" style:font-weight-asian="normal" style:font-style-complex="normal" style:font-weight-complex="normal"/>
    </style:style>
    <style:style style:name="P4" style:family="paragraph" style:parent-style-name="Text_20_body">
      <style:paragraph-properties fo:line-height="200%" fo:text-align="justify" style:justify-single-word="false"/>
      <style:text-properties fo:font-style="normal" fo:font-weight="normal" officeooo:paragraph-rsid="001dac64" style:font-style-asian="normal" style:font-weight-asian="normal" style:font-style-complex="normal" style:font-weight-complex="normal"/>
    </style:style>
    <style:style style:name="P5" style:family="paragraph" style:parent-style-name="Text_20_body">
      <style:paragraph-properties fo:line-height="200%" fo:text-align="justify" style:justify-single-word="false"/>
      <style:text-properties fo:font-style="normal" fo:font-weight="normal" officeooo:rsid="001dac64" officeooo:paragraph-rsid="001ea524" style:font-style-asian="normal" style:font-weight-asian="normal" style:font-style-complex="normal" style:font-weight-complex="normal"/>
    </style:style>
    <style:style style:name="P6" style:family="paragraph" style:parent-style-name="Text_20_body">
      <style:paragraph-properties fo:line-height="200%" fo:text-align="justify" style:justify-single-word="false"/>
      <style:text-properties fo:font-style="normal" fo:font-weight="normal" officeooo:rsid="00273d7b" officeooo:paragraph-rsid="00273d7b" style:font-style-asian="normal" style:font-weight-asian="normal" style:font-style-complex="normal" style:font-weight-complex="normal"/>
    </style:style>
    <style:style style:name="P7" style:family="paragraph" style:parent-style-name="Text_20_body">
      <style:paragraph-properties fo:line-height="200%" fo:text-align="justify" style:justify-single-word="false"/>
      <style:text-properties fo:font-style="normal" fo:font-weight="normal" officeooo:rsid="002ab106" officeooo:paragraph-rsid="003f1a17" style:font-style-asian="normal" style:font-weight-asian="normal" style:font-style-complex="normal" style:font-weight-complex="normal"/>
    </style:style>
    <style:style style:name="P8" style:family="paragraph" style:parent-style-name="Text_20_body">
      <style:paragraph-properties fo:line-height="200%" fo:text-align="justify" style:justify-single-word="false"/>
      <style:text-properties fo:font-style="normal" fo:font-weight="normal" officeooo:paragraph-rsid="00308305"/>
    </style:style>
    <style:style style:name="P9" style:family="paragraph" style:parent-style-name="Text_20_body">
      <style:paragraph-properties fo:line-height="200%" fo:text-align="justify" style:justify-single-word="false"/>
      <style:text-properties fo:font-style="normal" fo:font-weight="normal" officeooo:rsid="0032e1b7" officeooo:paragraph-rsid="0032e1b7"/>
    </style:style>
    <style:style style:name="P10" style:family="paragraph" style:parent-style-name="Text_20_body">
      <style:paragraph-properties fo:line-height="200%" fo:text-align="justify" style:justify-single-word="false"/>
      <style:text-properties fo:font-style="normal" fo:font-weight="normal" officeooo:rsid="0035334e" officeooo:paragraph-rsid="003f1a17" fo:background-color="transparent"/>
    </style:style>
    <style:style style:name="P11" style:family="paragraph" style:parent-style-name="Text_20_body">
      <style:paragraph-properties fo:line-height="200%" fo:text-align="justify" style:justify-single-word="false"/>
      <style:text-properties fo:font-variant="normal" fo:text-transform="none" fo:color="#1d1c1d" style:font-name="Slack-Lato" fo:font-size="11.25pt" fo:letter-spacing="normal" fo:font-style="normal" fo:font-weight="normal" officeooo:rsid="0032e1b7" officeooo:paragraph-rsid="0032e1b7"/>
    </style:style>
    <style:style style:name="P12" style:family="paragraph" style:parent-style-name="Standard">
      <style:paragraph-properties fo:text-align="justify" style:justify-single-word="false"/>
      <style:text-properties fo:font-weight="bold" officeooo:rsid="0010b9a6" officeooo:paragraph-rsid="0010b9a6" style:font-weight-asian="bold" style:font-weight-complex="bold"/>
    </style:style>
    <style:style style:name="P13" style:family="paragraph" style:parent-style-name="Standard">
      <style:paragraph-properties fo:line-height="200%" fo:text-align="justify" style:justify-single-word="false"/>
      <style:text-properties officeooo:rsid="0010b9a6" officeooo:paragraph-rsid="0010b9a6"/>
    </style:style>
    <style:style style:name="P14" style:family="paragraph" style:parent-style-name="Standard">
      <style:paragraph-properties fo:text-align="justify" style:justify-single-word="false"/>
      <style:text-properties officeooo:rsid="0010b9a6" officeooo:paragraph-rsid="0010b9a6"/>
    </style:style>
    <style:style style:name="P15" style:family="paragraph" style:parent-style-name="Standard">
      <style:paragraph-properties fo:line-height="200%" fo:text-align="justify" style:justify-single-word="false"/>
      <style:text-properties officeooo:rsid="0012096c" officeooo:paragraph-rsid="0012b7e7"/>
    </style:style>
    <style:style style:name="P16" style:family="paragraph" style:parent-style-name="Text_20_body">
      <style:paragraph-properties fo:line-height="200%" fo:text-align="justify" style:justify-single-word="false"/>
      <style:text-properties fo:font-style="normal" fo:font-weight="normal" officeooo:rsid="00291b63" officeooo:paragraph-rsid="00291b63" fo:background-color="transparent" style:font-style-asian="normal" style:font-weight-asian="normal" style:font-style-complex="normal" style:font-weight-complex="normal"/>
    </style:style>
    <style:style style:name="P17" style:family="paragraph" style:parent-style-name="Text_20_body">
      <style:paragraph-properties fo:line-height="200%" fo:text-align="justify" style:justify-single-word="false"/>
      <style:text-properties fo:font-style="normal" fo:font-weight="normal" officeooo:rsid="0019470a" officeooo:paragraph-rsid="001cda9d" fo:background-color="transparent" style:font-style-asian="normal" style:font-weight-asian="normal" style:font-style-complex="normal" style:font-weight-complex="normal"/>
    </style:style>
    <style:style style:name="P18" style:family="paragraph" style:parent-style-name="Text_20_body">
      <style:paragraph-properties fo:line-height="200%" fo:text-align="justify" style:justify-single-word="false"/>
      <style:text-properties fo:font-style="normal" fo:font-weight="normal" officeooo:rsid="001dac64" officeooo:paragraph-rsid="001dac64" fo:background-color="transparent" style:font-style-asian="normal" style:font-weight-asian="normal" style:font-style-complex="normal" style:font-weight-complex="normal"/>
    </style:style>
    <style:style style:name="P19" style:family="paragraph" style:parent-style-name="Text_20_body">
      <style:paragraph-properties fo:line-height="200%" fo:text-align="justify" style:justify-single-word="false"/>
      <style:text-properties fo:font-style="normal" fo:font-weight="normal" officeooo:rsid="0016d010" officeooo:paragraph-rsid="0021b55a" fo:background-color="transparent" style:font-style-asian="normal" style:font-weight-asian="normal" style:font-style-complex="normal" style:font-weight-complex="normal"/>
    </style:style>
    <style:style style:name="P20" style:family="paragraph" style:parent-style-name="Text_20_body">
      <style:paragraph-properties fo:line-height="200%" fo:text-align="justify" style:justify-single-word="false"/>
      <style:text-properties fo:font-style="normal" fo:font-weight="normal" officeooo:rsid="004c80bd" officeooo:paragraph-rsid="004c80bd" fo:background-color="transparent" style:font-style-asian="normal" style:font-weight-asian="normal" style:font-style-complex="normal" style:font-weight-complex="normal"/>
    </style:style>
    <style:style style:name="P21" style:family="paragraph" style:parent-style-name="Text_20_body">
      <style:paragraph-properties fo:line-height="200%" fo:text-align="justify" style:justify-single-word="false"/>
      <style:text-properties fo:font-style="normal" fo:font-weight="normal" officeooo:rsid="0023c48e" officeooo:paragraph-rsid="004c80bd" fo:background-color="transparent" style:font-style-asian="normal" style:font-weight-asian="normal" style:font-style-complex="normal" style:font-weight-complex="normal"/>
    </style:style>
    <style:style style:name="P22" style:family="paragraph" style:parent-style-name="Text_20_body">
      <style:paragraph-properties fo:line-height="200%" fo:text-align="justify" style:justify-single-word="false"/>
      <style:text-properties fo:font-style="normal" fo:font-weight="normal" officeooo:rsid="0023c48e" officeooo:paragraph-rsid="003f1a17" fo:background-color="transparent" style:font-style-asian="normal" style:font-weight-asian="normal" style:font-style-complex="normal" style:font-weight-complex="normal"/>
    </style:style>
    <style:style style:name="P23" style:family="paragraph" style:parent-style-name="Text_20_body">
      <style:paragraph-properties fo:line-height="200%" fo:text-align="justify" style:justify-single-word="false"/>
      <style:text-properties fo:font-style="normal" fo:font-weight="normal" officeooo:rsid="0023c48e" officeooo:paragraph-rsid="0021b55a" fo:background-color="transparent" style:font-style-asian="normal" style:font-weight-asian="normal" style:font-style-complex="normal" style:font-weight-complex="normal"/>
    </style:style>
    <style:style style:name="P24" style:family="paragraph" style:parent-style-name="Text_20_body">
      <style:paragraph-properties fo:line-height="200%" fo:text-align="justify" style:justify-single-word="false"/>
      <style:text-properties fo:font-style="normal" fo:font-weight="normal" officeooo:rsid="0023c48e" officeooo:paragraph-rsid="0038bf15" fo:background-color="transparent" style:font-style-asian="normal" style:font-weight-asian="normal" style:font-style-complex="normal" style:font-weight-complex="normal"/>
    </style:style>
    <style:style style:name="P25" style:family="paragraph" style:parent-style-name="Text_20_body">
      <style:paragraph-properties fo:line-height="200%" fo:text-align="justify" style:justify-single-word="false"/>
      <style:text-properties fo:font-style="normal" fo:font-weight="normal" officeooo:rsid="0035f6b6" officeooo:paragraph-rsid="003f1a17" fo:background-color="transparent" style:font-style-asian="normal" style:font-weight-asian="normal" style:font-style-complex="normal" style:font-weight-complex="normal"/>
    </style:style>
    <style:style style:name="P26" style:family="paragraph" style:parent-style-name="Text_20_body">
      <style:paragraph-properties fo:line-height="200%" fo:text-align="justify" style:justify-single-word="false"/>
      <style:text-properties fo:font-style="normal" fo:font-weight="normal" officeooo:rsid="0037f0b4" officeooo:paragraph-rsid="003f1a17" fo:background-color="transparent" style:font-style-asian="normal" style:font-weight-asian="normal" style:font-style-complex="normal" style:font-weight-complex="normal"/>
    </style:style>
    <style:style style:name="P27" style:family="paragraph" style:parent-style-name="Text_20_body">
      <style:paragraph-properties fo:line-height="200%" fo:text-align="justify" style:justify-single-word="false"/>
      <style:text-properties fo:font-style="normal" fo:font-weight="normal" officeooo:paragraph-rsid="004e14c4" style:font-style-asian="normal" style:font-weight-asian="normal" style:font-style-complex="normal" style:font-weight-complex="normal"/>
    </style:style>
    <style:style style:name="P28" style:family="paragraph" style:parent-style-name="Text_20_body">
      <style:paragraph-properties fo:line-height="200%" fo:text-align="justify" style:justify-single-word="false"/>
      <style:text-properties fo:font-style="normal" fo:font-weight="bold" officeooo:rsid="00291b63" officeooo:paragraph-rsid="00291b63" fo:background-color="transparent" style:font-style-asian="normal" style:font-weight-asian="bold" style:font-style-complex="normal" style:font-weight-complex="bold"/>
    </style:style>
    <style:style style:name="P29" style:family="paragraph" style:parent-style-name="Text_20_body">
      <style:paragraph-properties fo:line-height="200%" fo:text-align="justify" style:justify-single-word="false"/>
      <style:text-properties fo:font-variant="normal" fo:text-transform="none" fo:color="#1d1c1d" style:font-name="Slack-Lato" fo:font-size="11.25pt" fo:letter-spacing="normal" fo:font-style="normal" fo:font-weight="normal" officeooo:rsid="0035334e" officeooo:paragraph-rsid="0032e1b7" fo:background-color="transparent" style:font-style-asian="normal" style:font-weight-asian="normal" style:font-style-complex="normal" style:font-weight-complex="normal"/>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91b63" fo:background-color="transparent" loext:char-shading-value="0"/>
    </style:style>
    <style:style style:name="T2" style:family="text">
      <style:text-properties fo:background-color="transparent" loext:char-shading-value="0"/>
    </style:style>
    <style:style style:name="T3" style:family="text">
      <style:text-properties officeooo:rsid="00291b63" fo:background-color="transparent" loext:char-shading-value="0"/>
    </style:style>
    <style:style style:name="T4" style:family="text">
      <style:text-properties officeooo:rsid="0016d010" fo:background-color="transparent" loext:char-shading-value="0"/>
    </style:style>
    <style:style style:name="T5" style:family="text">
      <style:text-properties officeooo:rsid="00183eff" fo:background-color="transparent" loext:char-shading-value="0"/>
    </style:style>
    <style:style style:name="T6" style:family="text">
      <style:text-properties officeooo:rsid="0018ec84" fo:background-color="transparent" loext:char-shading-value="0"/>
    </style:style>
    <style:style style:name="T7" style:family="text">
      <style:text-properties officeooo:rsid="0019470a" fo:background-color="transparent" loext:char-shading-value="0"/>
    </style:style>
    <style:style style:name="T8" style:family="text">
      <style:text-properties officeooo:rsid="001cda9d" fo:background-color="transparent" loext:char-shading-value="0"/>
    </style:style>
    <style:style style:name="T9" style:family="text">
      <style:text-properties officeooo:rsid="001dac64" fo:background-color="transparent" loext:char-shading-value="0"/>
    </style:style>
    <style:style style:name="T10" style:family="text">
      <style:text-properties officeooo:rsid="001ea524" fo:background-color="transparent" loext:char-shading-value="0"/>
    </style:style>
    <style:style style:name="T11" style:family="text">
      <style:text-properties officeooo:rsid="0021f4b2" fo:background-color="transparent" loext:char-shading-value="0"/>
    </style:style>
    <style:style style:name="T12" style:family="text">
      <style:text-properties officeooo:rsid="0023116b" fo:background-color="transparent" loext:char-shading-value="0"/>
    </style:style>
    <style:style style:name="T13" style:family="text">
      <style:text-properties officeooo:rsid="0023c48e" fo:background-color="transparent" loext:char-shading-value="0"/>
    </style:style>
    <style:style style:name="T14" style:family="text">
      <style:text-properties officeooo:rsid="0021b55a" fo:background-color="transparent" loext:char-shading-value="0"/>
    </style:style>
    <style:style style:name="T15" style:family="text">
      <style:text-properties officeooo:rsid="00277585" fo:background-color="transparent" loext:char-shading-value="0"/>
    </style:style>
    <style:style style:name="T16" style:family="text">
      <style:text-properties officeooo:rsid="002b81ab" fo:background-color="transparent" loext:char-shading-value="0"/>
    </style:style>
    <style:style style:name="T17" style:family="text">
      <style:text-properties fo:background-color="transparent" loext:char-shading-value="0" style:font-style-asian="normal" style:font-weight-asian="normal" style:font-style-complex="normal" style:font-weight-complex="normal"/>
    </style:style>
    <style:style style:name="T18" style:family="text">
      <style:text-properties officeooo:rsid="002b81ab" fo:background-color="transparent" loext:char-shading-value="0" style:font-style-asian="normal" style:font-weight-asian="normal" style:font-style-complex="normal" style:font-weight-complex="normal"/>
    </style:style>
    <style:style style:name="T19" style:family="text">
      <style:text-properties officeooo:rsid="002c5b7d" fo:background-color="transparent" loext:char-shading-value="0" style:font-style-asian="normal" style:font-weight-asian="normal" style:font-style-complex="normal" style:font-weight-complex="normal"/>
    </style:style>
    <style:style style:name="T20" style:family="text">
      <style:text-properties officeooo:rsid="002f3bfb" fo:background-color="transparent" loext:char-shading-value="0" style:font-style-asian="normal" style:font-weight-asian="normal" style:font-style-complex="normal" style:font-weight-complex="normal"/>
    </style:style>
    <style:style style:name="T21" style:family="text">
      <style:text-properties officeooo:rsid="00308305" fo:background-color="transparent" loext:char-shading-value="0" style:font-style-asian="normal" style:font-weight-asian="normal" style:font-style-complex="normal" style:font-weight-complex="normal"/>
    </style:style>
    <style:style style:name="T22" style:family="text">
      <style:text-properties officeooo:rsid="00324dcd" fo:background-color="transparent" loext:char-shading-value="0" style:font-style-asian="normal" style:font-weight-asian="normal" style:font-style-complex="normal" style:font-weight-complex="normal"/>
    </style:style>
    <style:style style:name="T23" style:family="text">
      <style:text-properties officeooo:rsid="0032e1b7" fo:background-color="transparent" loext:char-shading-value="0" style:font-style-asian="normal" style:font-weight-asian="normal" style:font-style-complex="normal" style:font-weight-complex="normal"/>
    </style:style>
    <style:style style:name="T24" style:family="text">
      <style:text-properties officeooo:rsid="0034d518" fo:background-color="transparent" loext:char-shading-value="0" style:font-style-asian="normal" style:font-weight-asian="normal" style:font-style-complex="normal" style:font-weight-complex="normal"/>
    </style:style>
    <style:style style:name="T25" style:family="text">
      <style:text-properties officeooo:rsid="0035334e" fo:background-color="transparent" loext:char-shading-value="0" style:font-style-asian="normal" style:font-weight-asian="normal" style:font-style-complex="normal" style:font-weight-complex="normal"/>
    </style:style>
    <style:style style:name="T26" style:family="text">
      <style:text-properties officeooo:rsid="003c498d" fo:background-color="transparent" loext:char-shading-value="0" style:font-style-asian="normal" style:font-weight-asian="normal" style:font-style-complex="normal" style:font-weight-complex="normal"/>
    </style:style>
    <style:style style:name="T27" style:family="text">
      <style:text-properties officeooo:rsid="003e2e23" fo:background-color="transparent" loext:char-shading-value="0"/>
    </style:style>
    <style:style style:name="T28" style:family="text">
      <style:text-properties officeooo:rsid="003ea88f" fo:background-color="transparent" loext:char-shading-value="0"/>
    </style:style>
    <style:style style:name="T29" style:family="text">
      <style:text-properties officeooo:rsid="003f1a17" fo:background-color="transparent" loext:char-shading-value="0"/>
    </style:style>
    <style:style style:name="T30" style:family="text">
      <style:text-properties officeooo:rsid="003f281c" fo:background-color="transparent" loext:char-shading-value="0"/>
    </style:style>
    <style:style style:name="T31" style:family="text">
      <style:text-properties officeooo:rsid="0040a865" fo:background-color="transparent" loext:char-shading-value="0"/>
    </style:style>
    <style:style style:name="T32" style:family="text">
      <style:text-properties officeooo:rsid="0043853e" fo:background-color="transparent" loext:char-shading-value="0"/>
    </style:style>
    <style:style style:name="T33" style:family="text">
      <style:text-properties officeooo:rsid="004616bb" fo:background-color="transparent" loext:char-shading-value="0"/>
    </style:style>
    <style:style style:name="T34" style:family="text">
      <style:text-properties officeooo:rsid="00475e09" fo:background-color="transparent" loext:char-shading-value="0"/>
    </style:style>
    <style:style style:name="T35" style:family="text">
      <style:text-properties officeooo:rsid="00483b02" fo:background-color="transparent" loext:char-shading-value="0"/>
    </style:style>
    <style:style style:name="T36" style:family="text">
      <style:text-properties officeooo:rsid="0048671d" fo:background-color="transparent" loext:char-shading-value="0"/>
    </style:style>
    <style:style style:name="T37" style:family="text">
      <style:text-properties officeooo:rsid="00497516" fo:background-color="transparent" loext:char-shading-value="0"/>
    </style:style>
    <style:style style:name="T38" style:family="text">
      <style:text-properties officeooo:rsid="004bc5b8" fo:background-color="transparent" loext:char-shading-value="0"/>
    </style:style>
    <style:style style:name="T39" style:family="text">
      <style:text-properties officeooo:rsid="004c6319" fo:background-color="transparent" loext:char-shading-value="0"/>
    </style:style>
    <style:style style:name="T40" style:family="text">
      <style:text-properties officeooo:rsid="004c80bd" fo:background-color="transparent" loext:char-shading-value="0"/>
    </style:style>
    <style:style style:name="T41" style:family="text">
      <style:text-properties officeooo:rsid="004e14c4" fo:background-color="transparent" loext:char-shading-value="0"/>
    </style:style>
    <style:style style:name="T42" style:family="text">
      <style:text-properties officeooo:rsid="00273d7b" fo:background-color="transparent" loext:char-shading-value="0"/>
    </style:style>
    <style:style style:name="T43" style:family="text">
      <style:text-properties officeooo:rsid="004eef16" fo:background-color="transparent" loext:char-shading-value="0"/>
    </style:style>
    <style:style style:name="T44" style:family="text">
      <style:text-properties officeooo:rsid="004f977e" fo:background-color="transparent" loext:char-shading-value="0"/>
    </style:style>
    <style:style style:name="T45" style:family="text">
      <style:text-properties officeooo:rsid="0010b9a6"/>
    </style:style>
    <style:style style:name="T46" style:family="text">
      <style:text-properties officeooo:rsid="0012b7e7"/>
    </style:style>
    <style:style style:name="T47" style:family="text">
      <style:text-properties officeooo:rsid="00149b06"/>
    </style:style>
    <style:style style:name="T48" style:family="text">
      <style:text-properties officeooo:rsid="00149b06" fo:background-color="#fff200" loext:char-shading-value="0"/>
    </style:style>
    <style:style style:name="T49" style:family="text">
      <style:text-properties officeooo:rsid="001b374c" fo:background-color="#fff200" loext:char-shading-value="0"/>
    </style:style>
    <style:style style:name="T50" style:family="text">
      <style:text-properties officeooo:rsid="003d0116" fo:background-color="#fff200" loext:char-shading-value="0"/>
    </style:style>
    <style:style style:name="T51" style:family="text">
      <style:text-properties style:font-name="Times New Roman" fo:language="en" fo:country="US" officeooo:rsid="001b374c" fo:background-color="#fff200" loext:char-shading-value="0" style:font-name-complex="Times New Roman"/>
    </style:style>
    <style:style style:name="T52" style:family="text">
      <style:text-properties style:font-name="Times New Roman" fo:font-size="12pt" officeooo:rsid="002c5b7d" fo:background-color="transparent" loext:char-shading-value="0" style:font-size-asian="12pt" style:font-style-asian="normal" style:font-weight-asian="normal" style:font-size-complex="12pt" style:font-style-complex="normal" style:font-weight-complex="normal"/>
    </style:style>
    <style:style style:name="T53" style:family="text">
      <style:text-properties style:font-name="Times New Roman" fo:font-size="12pt" officeooo:rsid="002d71ee" fo:background-color="#ffff00" loext:char-shading-value="0" style:font-size-asian="12pt" style:font-style-asian="normal" style:font-weight-asian="normal" style:font-size-complex="12pt" style:font-style-complex="normal" style:font-weight-complex="normal"/>
    </style:style>
    <style:style style:name="T54" style:family="text">
      <style:text-properties style:font-name="Times New Roman" fo:font-size="12pt" officeooo:rsid="002f3bfb" fo:background-color="#ffff00" loext:char-shading-value="0" style:font-size-asian="12pt" style:font-style-asian="normal" style:font-weight-asian="normal" style:font-size-complex="12pt" style:font-style-complex="normal" style:font-weight-complex="normal"/>
    </style:style>
    <style:style style:name="T55" style:family="text">
      <style:text-properties fo:font-size="12pt" fo:language="en" fo:country="US" officeooo:rsid="001ea524" fo:background-color="transparent" loext:char-shading-value="0" style:font-size-asian="12pt" style:font-size-complex="12pt"/>
    </style:style>
    <style:style style:name="T56" style:family="text">
      <style:text-properties fo:font-variant="normal" fo:text-transform="none" fo:color="#000000" style:font-name="Times New Roman" fo:font-size="12pt" fo:letter-spacing="normal" fo:background-color="transparent" loext:char-shading-value="0" style:font-size-asian="12pt" style:font-size-complex="12pt"/>
    </style:style>
    <style:style style:name="T57" style:family="text">
      <style:text-properties officeooo:rsid="002f3bfb" fo:background-color="#ffff00" loext:char-shading-value="0" style:font-style-asian="normal" style:font-weight-asian="normal" style:font-style-complex="normal" style:font-weight-complex="normal"/>
    </style:style>
    <style:style style:name="T58" style:family="text">
      <style:text-properties officeooo:rsid="00308305" fo:background-color="#ffff00" loext:char-shading-value="0" style:font-style-asian="normal" style:font-weight-asian="normal" style:font-style-complex="normal" style:font-weight-complex="normal"/>
    </style:style>
    <style:style style:name="T59" style:family="text">
      <style:text-properties officeooo:rsid="0035334e" fo:background-color="#ffff00" loext:char-shading-value="0" style:font-style-asian="normal" style:font-weight-asian="normal" style:font-style-complex="normal" style:font-weight-complex="normal"/>
    </style:style>
    <style:style style:name="T60" style:family="text">
      <style:text-properties officeooo:rsid="0021f4b2" fo:background-color="#ffff00" loext:char-shading-value="0"/>
    </style:style>
    <style:style style:name="T61" style:family="text">
      <style:text-properties officeooo:rsid="0023116b" fo:background-color="#ffff00" loext:char-shading-value="0"/>
    </style:style>
    <style:style style:name="T62" style:family="text">
      <style:text-properties officeooo:rsid="001ea524" fo:background-color="#ffff00" loext:char-shading-value="0"/>
    </style:style>
    <style:style style:name="T63" style:family="text">
      <style:text-properties officeooo:rsid="001fe5db" fo:background-color="#ffff00" loext:char-shading-value="0"/>
    </style:style>
    <style:style style:name="T64" style:family="text">
      <style:text-properties officeooo:rsid="004eef16" fo:background-color="#ffff00" loext:char-shading-value="0"/>
    </style:style>
    <style:style style:name="T65" style:family="text">
      <style:text-properties officeooo:rsid="004f977e" fo:background-color="#ffff00" loext:char-shading-value="0"/>
    </style:style>
    <style:style style:name="T66" style:family="text">
      <style:text-properties style:font-style-asian="normal" style:font-weight-asian="normal" style:font-style-complex="normal" style:font-weight-complex="normal"/>
    </style:style>
    <style:style style:name="T67" style:family="text">
      <style:text-properties officeooo:rsid="0035f6b6" style:font-style-asian="normal" style:font-weight-asian="normal" style:font-style-complex="normal" style:font-weight-complex="normal"/>
    </style:style>
    <style:style style:name="T68" style:family="text">
      <style:text-properties officeooo:rsid="0037f0b4" style:font-style-asian="normal" style:font-weight-asian="normal" style:font-style-complex="normal" style:font-weight-complex="normal"/>
    </style:style>
    <style:style style:name="T69" style:family="text">
      <style:text-properties officeooo:rsid="0038bf15" style:font-style-asian="normal" style:font-weight-asian="normal" style:font-style-complex="normal" style:font-weight-complex="normal"/>
    </style:style>
    <style:style style:name="T70" style:family="text">
      <style:text-properties officeooo:rsid="00390d73" style:font-style-asian="normal" style:font-weight-asian="normal" style:font-style-complex="normal" style:font-weight-complex="normal"/>
    </style:style>
    <style:style style:name="T71" style:family="text">
      <style:text-properties officeooo:rsid="003f1a17" style:font-style-asian="normal" style:font-weight-asian="normal" style:font-style-complex="normal" style:font-weight-complex="normal"/>
    </style:style>
    <style:style style:name="T72" style:family="text">
      <style:text-properties officeooo:rsid="003c498d"/>
    </style:style>
    <style:style style:name="T73" style:family="text">
      <style:text-properties officeooo:rsid="004c80bd" fo:background-color="#ff9999" loext:char-shading-value="0"/>
    </style:style>
    <style:style style:name="T74" style:family="text">
      <style:text-properties officeooo:rsid="004e14c4" fo:background-color="#ff9999" loext:char-shading-value="0"/>
    </style:style>
    <style:style style:name="T75" style:family="text">
      <style:text-properties officeooo:rsid="004f977e" fo:background-color="#cccccc" loext:char-shading-value="0"/>
    </style:style>
    <style:style style:name="T76" style:family="text">
      <style:text-properties officeooo:rsid="004c80bd" fo:background-color="#dddddd" loext:char-shading-value="0"/>
    </style:style>
    <style:style style:name="T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false">
        <text:changed-region xml:id="ct94030614878736" text:id="ct94030614878736">
          <text:deletion>
            <office:change-info>
              <dc:creator>Unknown Author</dc:creator>
              <dc:date>2020-02-25T10:44:32</dc:date>
            </office:change-info>
            <text:p text:style-name="P1"><text:span text:style-name="T1">This was due to close to all or all females being genotyped in the best scenarios, the training population having the same number of animals, and the intensity of sire selection being high at al three price ratios.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iscussion</text:p>
      <text:p text:style-name="P13"/>
      <text:p text:style-name="P15">Breeding programs have to insure continuous funding to support genomic selection. The latter first requires a big financial injection to overcome the first stage of creating an initial training population. An alternative to this is to join an international consortia, if one exists, and use an international training population. After the breeding programs have (established) an adequate training population, they have to provide funds for a yearly update of the training population to avoid a drop in prediction accuracy. In this paper, we proposed that the breeding programs can reallocate some of the funds allocated to collecting repeated phenotypic value<text:span text:style-name="T72">s</text:span> in milk recording to genotyping. We showed that by optimising the investment, we can increase genetic gain when we have an initial training population as well as when we have to create one. Despite reducing the number of phenotypic records, <text:span text:style-name="T46">we did not observe relevant decrease in the prediction accuracy for selection candidates. To address these findings, we discuss: 1) how optimization of resources between phenotyping and genotyping affects genetic gain and how does this change, when we have / do not have an initial training population; 2) how optimization of resources between phenotyping and genotyping affects prediction accuracy and how does this change, when we have / do not have an initial training population; 3) our recommendations for breeding programs establishing or implementing genomic selection; 4) the limitations and remarks of the study.</text:span></text:p>
      <text:p text:style-name="P14"/>
      <text:p text:style-name="P12">1 Genetic gain</text:p>
      <text:p text:style-name="P12"/>
      <text:p text:style-name="P3"><text:span text:style-name="T45">R</text:span>eallocating the financial resources from phenotyping into genot<text:span text:style-name="T47">yping, and thus implementing genomic selection, increased genetic gain regardless the amount of phenotyping and genotyping, and availability of an initial training population. </text:span><text:span text:style-name="T48">Scenarios with an initial training population mimicked the existence of </text:span><text:span text:style-name="T50">an </text:span><text:span text:style-name="T48">international training populations </text:span><text:span text:style-name="T49">and increased the genetic gain of the conventional scenario between </text:span><text:span text:style-name="T51">79% and 143%</text:span><text:span text:style-name="T48">.</text:span><text:span text:style-name="T4"> </text:span><text:span text:style-name="T31">The final results were a product of two opposing forces affecting genetic gain – the reduced phenotyping reduced the heritability of the phenotype in the population, while the genomic selection reduced generation interval and increased the accuracy </text:span><text:soft-page-break/><text:span text:style-name="T31">for young un-phenotyped animals (Schaeffer, 2006). </text:span><text:span text:style-name="T32">However, a</text:span><text:span text:style-name="T6">s suggested by the theoretical </text:span><text:span text:style-name="T7">calculations, removing a repeated record does not decrease the accuracy </text:span><text:span text:style-name="T30">of the phenotype</text:span><text:span text:style-name="T7"> enough to counteract the benefit</text:span><text:span text:style-name="T32">s of genomic selection</text:span><text:span text:style-name="T4">. </text:span><text:span text:style-name="T33">For example, following </text:span><text:span text:style-name="T8"><text:s/>Mrode </text:span><text:span text:style-name="T33">(</text:span><text:span text:style-name="T34">2005</text:span><text:span text:style-name="T33">)</text:span><text:span text:style-name="T8">, at heritability of 0.25 and repeatability of 0.35, increasing the number of phenotypic records from five to 11 only increase</text:span><text:span text:style-name="T27">s</text:span><text:span text:style-name="T8"> accuracy </text:span><text:span text:style-name="T27">of the phenotype</text:span><text:span text:style-name="T8"> for 0.06.</text:span></text:p>
      <text:p text:style-name="P17"/>
      <text:p text:style-name="P4"><text:span text:style-name="T4">The genetic gain also increased with increasing the resources for genotyping. </text:span><text:span text:style-name="T8">The </text:span><text:span text:style-name="T34">main </text:span><text:span text:style-name="T8">driving force of this increase was increasing intensity of sire selection – </text:span><text:span text:style-name="T34">a larger investment into</text:span><text:span text:style-name="T4"> genotyping resulted in more male candidates tested, but same number selected. </text:span><text:span text:style-name="T35">A minor driver of this increase was also increased accuracy as a result of</text:span><text:span text:style-name="T9"> </text:span><text:span text:style-name="T34">increasing the number of genotyped animals. </text:span><text:span text:style-name="T35">However, this increase was only observed for females candidates and not</text:span><text:span text:style-name="T5"> for young male candidates <text:s/></text:span><text:span text:style-name="T8">(discussed in the next section)</text:span><text:span text:style-name="T9">.</text:span></text:p>
      <text:p text:style-name="P18"/>
      <text:p text:style-name="P6"><text:span text:style-name="T15">Although not significant</text:span><text:span text:style-name="T2">, the maximum genetic gain was not observed </text:span><text:span text:style-name="T15">in the maximum genotyping scenario that collected only one phenotypic record, but </text:span><text:span text:style-name="T36">instead </text:span><text:span text:style-name="T15">in the scenario that collected two phenotype records and invested the rest into genotyping. This </text:span><text:span text:style-name="T36">was in line with</text:span><text:span text:style-name="T27"> the accuracy, that was the </text:span><text:span text:style-name="T36">also the </text:span><text:span text:style-name="T27">highest when we collected two phenotype records and invest</text:span><text:span text:style-name="T36">ing</text:span><text:span text:style-name="T27"> the rest into genotypes and </text:span><text:span text:style-name="T15">drop</text:span><text:span text:style-name="T36">ped (though again not significantly)</text:span><text:span text:style-name="T15"> with only one phenotype record collected.</text:span></text:p>
      <text:p text:style-name="P18"/>
      <text:p text:style-name="P5"><text:span text:style-name="T2">When we removed the initial reference population and build one </text:span><text:span text:style-name="T38">by accumulating the genotypes in the first generations of selection</text:span><text:span text:style-name="T2">, we still observed </text:span><text:span text:style-name="T10">between </text:span><text:span text:style-name="T55"><text:s/>31% and 134%</text:span><text:span text:style-name="T2"> increase in genetic gain compared to the baseline regardless the amount and price of genotyping. </text:span><text:span text:style-name="T38">T</text:span><text:span text:style-name="T10">hese scenarios implemented genomic selection with a delay, since they first had to accumulate 2000 genotypes. As expected, we </text:span><text:span text:style-name="T38">therefore </text:span><text:span text:style-name="T10">d</text:span><text:span text:style-name="T37">id</text:span><text:span text:style-name="T10"> not observe any increase over the baseline prior to the implementation of genomic selection. </text:span><text:span text:style-name="T38">H</text:span><text:span text:style-name="T37">owever, we also did not observe any decrease despite reduced pheno</text:span><text:span text:style-name="T38">t</text:span><text:span text:style-name="T37">yping</text:span><text:span text:style-name="T10">. </text:span><text:soft-page-break/><text:span text:style-name="T10">Hence, the more we invest into genotyping, the sooner we can implement genomic selection without harming the genetic gain due to reduced phenotyping in the transition period </text:span><text:span text:style-name="T62">(</text:span><text:span text:style-name="T63">accumulation</text:span><text:span text:style-name="T62"> of genotypes period)</text:span><text:span text:style-name="T10">. </text:span></text:p>
      <text:p text:style-name="P19"/>
      <text:p text:style-name="P1"><text:span text:style-name="T14">Although increasing investment into genotyping increased genetic gain, </text:span><text:span text:style-name="T11">the increase </text:span><text:span text:style-name="T27">wa</text:span><text:span text:style-name="T11">s not proportional. Instead, </text:span><text:span text:style-name="T39">genetic gain</text:span><text:span text:style-name="T11"> reache</text:span><text:span text:style-name="T27">d</text:span><text:span text:style-name="T11"> a plateau and </text:span><text:span text:style-name="T39">was not significantly different in the</text:span><text:span text:style-name="T11"> </text:span><text:span text:style-name="T60">high-genotyping</text:span><text:span text:style-name="T11"> scenarios. </text:span><text:span text:style-name="T41">Also, </text:span><text:span text:style-name="T42">we achieved equal maximum genetic gain regardless the price of genotyping. </text:span><text:change text:change-id="ct94030614878736"/><text:span text:style-name="T12">The reason for this </text:span><text:span text:style-name="T27">wa</text:span><text:span text:style-name="T12">s, that i) the accuracy for sire selection</text:span><text:span text:style-name="T12"><office:annotation><dc:creator>Unknown Author</dc:creator><dc:date>2020-02-25T10:56:09.821039866</dc:date><text:p text:style-name="P30"><text:span text:style-name="T77">With initial TP</text:span></text:p></office:annotation></text:span><text:span text:style-name="T12"> did not depend on the amount of genotyping, but was high regardless. </text:span><text:span text:style-name="T39">Additionally</text:span><text:span text:style-name="T12">, the accuracy for male selection candidates was between 0.81 and 0.91 in </text:span><text:span text:style-name="T39">the </text:span><text:span text:style-name="T12">genomic scenarios, hence there </text:span><text:span text:style-name="T28">wa</text:span><text:span text:style-name="T12">s little space to improve the accuracy; ii) </text:span><text:span text:style-name="T44">the maximum gain</text:span><text:span text:style-name="T12"> </text:span><text:span text:style-name="T44">(</text:span><text:span text:style-name="T61">high-genotyping</text:span><text:span text:style-name="T65">)</text:span><text:span text:style-name="T64"> </text:span><text:span text:style-name="T43">scenarios at all three price ratios</text:span><text:span text:style-name="T12"> genotyped nearly all or all females </text:span><text:span text:style-name="T75">(between 1400 and all 3850)</text:span><text:span text:style-name="T12">, therefore implemented maximum intensity </text:span><text:span text:style-name="T44">and accuracy</text:span><text:span text:style-name="T12"> of female selection; iii) </text:span><text:span text:style-name="T13">the intensity of male selection was high in all high-genotyping scenarios. For example, moving from two to one control and investing the remaining into genotyping increased the intensity of male selection only between 1.0% and 2.7%. </text:span><text:span text:style-name="T40">However, the </text:span><text:span text:style-name="T41">price of the genotype dictated </text:span><text:span text:style-name="T43">the </text:span><text:span text:style-name="T40">scenario after which the genetic gain no longer </text:span><text:span text:style-name="T43">significantly</text:span><text:span text:style-name="T40"> increased.</text:span><text:span text:style-name="T76"> With an initial training population, </text:span><text:span text:style-name="T40">when genotyping was twice the price of phenotyping, the maximum gain was reached when we collected two phenotype records and invested the rest into genotyping </text:span><text:span text:style-name="T73">(genotyped 3695 animals, </text:span><text:span text:style-name="T74">420 males</text:span><text:span text:style-name="T73">)</text:span><text:span text:style-name="T73"><office:annotation><dc:creator>Unknown Author</dc:creator><dc:date>2020-02-25T11:12:33.561168735</dc:date><text:p text:style-name="P30"><text:span text:style-name="T77">Zakaj tu takšna razlika???</text:span></text:p></office:annotation></text:span><text:span text:style-name="T40">. When genotype was half the price of phenotype, the maximum gain was achieved when we collected nine phenotype records and invested the rest into genotyping </text:span><text:span text:style-name="T73">(genotyped 1695 animals, </text:span><text:span text:style-name="T74">250 males</text:span><text:span text:style-name="T73">)</text:span><text:span text:style-name="T40">.</text:span></text:p>
      <text:p text:style-name="P20"/>
      <text:p text:style-name="P21"/>
      <text:p text:style-name="P16"><text:soft-page-break/></text:p>
      <text:p text:style-name="P28">2 Accuracy</text:p>
      <text:p text:style-name="P7"><text:span text:style-name="T2">In general, the accuracy did not decrease with reducing the number of phenotype records, since </text:span><text:span text:style-name="T29">this</text:span><text:span text:style-name="T2"> also meant increasing the number of genotyped animals, which in turn maintained or even increased the prediction accuracy. </text:span></text:p>
      <text:p text:style-name="P7"><text:span text:style-name="T2">The accuracy of un-phenotyped male candidates persisted high regardless</text:span><text:span text:style-name="T16"> the amount of genotyping and phenotyping, (and the price of genotyping). </text:span></text:p>
      <text:p text:style-name="P8"><text:span text:style-name="T18">T</text:span><text:span text:style-name="T19">he genomic testing increased the accuracy for female candidates and dams. The reason for this lies in the fact, that genomic relatedness increases the genetic connectedn</text:span><text:span text:style-name="T52">ess </text:span><text:span text:style-name="T56">from different management units compared to that based on pedigree</text:span><text:span text:style-name="T52"> </text:span><text:span text:style-name="T53">(</text:span><text:span text:style-name="T54">Yu</text:span><text:span text:style-name="T57"> et al, 201</text:span><text:span text:style-name="T58">7</text:span><text:span text:style-name="T57">),</text:span><text:span text:style-name="T20"> </text:span><text:span text:style-name="T21">which in turn increases prediction accuracy </text:span><text:span text:style-name="T58">(Yu et al., 2018).</text:span><text:span text:style-name="T20"> </text:span><text:span text:style-name="T19">The accuracy also increased with increasing genotyping, despite reducing phenotyping, </text:span><text:span text:style-name="T22">since it increased the genetic connectedness </text:span><text:span text:style-name="T23">even further</text:span><text:span text:style-name="T22">. Genotyping more females also meant increasing the size of the reference population </text:span><text:span text:style-name="T23">and the prediction for more females benefiting from genomic information.</text:span></text:p>
      <text:p text:style-name="P9"><text:span text:style-name="T17">The accuracy of female candidates was lower than for male candidates, </text:span><text:span text:style-name="T24">since female candidates were not genotyped, while male were. </text:span><text:span text:style-name="T25">The accuracy for all females was in general lower than for male candidates. This was also true in the scenarios, where are dams were genotyped. T</text:span><text:span text:style-name="T59">his was because the male candidates have higher parent average, since xxx.</text:span></text:p>
      <text:p text:style-name="P11"><text:span text:style-name="T26">W</text:span><text:span text:style-name="T25">ith pedigrees we are estimating animal effects and therefore have to continually phenotype many animals many times to achieve high accuracy for an animals (cow or bull); with genomics we are estimating genome region effects and therefore need to refocus data collection efforts such that we accurately estimate genome region effects, which then leads to high accuracy for any genotyped animal (or animal that is closely related to genotyped animals – single-step).</text:span></text:p>
      <text:p text:style-name="P29"/>
      <text:p text:style-name="P29"><text:soft-page-break/></text:p>
      <text:p text:style-name="P10"><text:span text:style-name="T66">The trend for accuracy of sires was inconsistent between the scenarios. In the scenarios with an initial training population, the accuracy for sires decreased with increasing genotyping and decreasing phenotyping. </text:span><text:span text:style-name="T67">This happens, because these sires have already been selected and come from the very upper tail of the distribution. Therefore <text:s/>to distinguish between then, we require a lot of information, hence removing repeated phenotype measures matters more than with other animal categories (that come from either a normal or a wider tail of the distribution). </text:span></text:p>
      <text:p text:style-name="P25"/>
      <text:p text:style-name="P10"><text:span text:style-name="T71">Removing the initial training population changed the accuracy trends for male animals. </text:span><text:span text:style-name="T68">When the initial training population was not available, </text:span><text:span text:style-name="T70">we observed a drop in the accuracy </text:span><text:span text:style-name="T71">for male candidates, but </text:span><text:span text:style-name="T70">only in the low-genotyping scenarios. This was due to a combined effect of low heritability of the phenotype with only one phenotype recording</text:span></text:p>
      <text:p text:style-name="P22"/>
      <text:p text:style-name="P26"/>
      <text:p text:style-name="P10"><text:span text:style-name="T71">In contrast, we did not observed the trend of decreasing accuracy with increasing genotyping for sires when we did not have an initial training population</text:span><text:span text:style-name="T68">. </text:span><text:span text:style-name="T69">While in the scenarios that genotype the most and phenotyped the least the accuracies of sires were comparable when we had or did not have an initial training population, in the latter the high genotyping scenarios did not increase the accuracy due to a small training population.</text:span></text:p>
      <text:p text:style-name="P23"/>
      <text:p text:style-name="P24"/>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52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1:15:12.819028772</meta:creation-date>
    <dc:date>2020-02-25T15:56:41.673232253</dc:date>
    <meta:editing-duration>P3DT20M36S</meta:editing-duration>
    <meta:editing-cycles>5</meta:editing-cycles>
    <meta:generator>LibreOffice/6.0.7.3$Linux_X86_64 LibreOffice_project/00m0$Build-3</meta:generator>
    <meta:document-statistic meta:table-count="0" meta:image-count="0" meta:object-count="0" meta:page-count="5" meta:paragraph-count="17" meta:word-count="1392" meta:character-count="9199" meta:non-whitespace-character-count="7813"/>
  </office:meta>
</office:document-meta>
</file>